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onsolas" svg:font-family="Consolas" style:font-family-generic="roman" style:font-pitch="variable"/>
    <style:font-face style:name="Consolas1" svg:font-family="Consola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able_20_Contents">
      <style:text-properties fo:color="#336633" loext:opacity="100%" style:font-name="Calibri" fo:font-size="14pt" fo:language="es" fo:country="ES" fo:font-weight="bold" officeooo:rsid="0022f076" officeooo:paragraph-rsid="0022f076" style:font-size-asian="14pt" style:font-weight-asian="bold" style:font-size-complex="14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color="#336633" loext:opacity="100%" style:font-name="Calibri" fo:font-size="14pt" fo:language="es" fo:country="ES" fo:font-weight="bold" officeooo:rsid="0022f076" officeooo:paragraph-rsid="0022f076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336633" loext:opacity="100%" style:font-name="Calibri" fo:font-size="14pt" fo:language="es" fo:country="ES" fo:font-weight="bold" officeooo:rsid="00251bee" officeooo:paragraph-rsid="00251bee" style:font-size-asian="14pt" style:font-weight-asian="bold" style:font-size-complex="14pt" style:font-weight-complex="bold"/>
    </style:style>
    <style:style style:name="P4" style:family="paragraph" style:parent-style-name="Table_20_Contents">
      <style:text-properties fo:color="#336633" loext:opacity="100%" style:font-name="Calibri" fo:font-size="14pt" fo:language="es" fo:country="ES" fo:font-weight="bold" officeooo:rsid="001ce776" officeooo:paragraph-rsid="0022f076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336633" loext:opacity="100%" style:font-name="Calibri" fo:font-size="14pt" fo:language="es" fo:country="ES" fo:font-weight="bold" officeooo:rsid="001ce776" officeooo:paragraph-rsid="0022f076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color="#336633" loext:opacity="100%" style:font-name="Calibri" fo:font-size="14pt" fo:language="es" fo:country="ES" fo:font-weight="bold" officeooo:rsid="0022f076" officeooo:paragraph-rsid="0022f076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font-name="Calibri" fo:font-size="18pt" fo:language="es" fo:country="ES" fo:font-weight="bold" officeooo:rsid="00251bee" officeooo:paragraph-rsid="00251bee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999999" loext:opacity="100%" style:font-name="Calibri" fo:font-size="10pt" fo:language="es" fo:country="ES" fo:font-style="italic" fo:font-weight="bold" officeooo:rsid="001e2e5f" officeooo:paragraph-rsid="001ce776" style:font-style-asian="italic" style:font-weight-asian="bold" style:font-style-complex="italic" style:font-weight-complex="bold"/>
    </style:style>
    <style:style style:name="P9" style:family="paragraph" style:parent-style-name="Standard">
      <style:text-properties officeooo:paragraph-rsid="0022f076"/>
    </style:style>
    <style:style style:name="P10" style:family="paragraph" style:parent-style-name="Standard">
      <style:text-properties fo:color="#000000" loext:opacity="100%" style:font-name="Calibri" fo:font-size="10pt" fo:language="es" fo:country="ES" style:text-underline-style="none" fo:font-weight="normal" officeooo:rsid="00263dfe" officeooo:paragraph-rsid="00263dfe" fo:background-color="transparent" style:font-size-asian="10pt" style:font-weight-asian="normal" style:font-size-complex="10pt" style:font-weight-complex="normal"/>
    </style:style>
    <style:style style:name="P11" style:family="paragraph" style:parent-style-name="Standard">
      <style:text-properties officeooo:paragraph-rsid="00263dfe"/>
    </style:style>
    <style:style style:name="P12" style:family="paragraph" style:parent-style-name="Standard">
      <style:text-properties officeooo:rsid="00263dfe" officeooo:paragraph-rsid="00263dfe"/>
    </style:style>
    <style:style style:name="P13" style:family="paragraph" style:parent-style-name="Standard">
      <style:text-properties style:font-name="Calibri" fo:font-size="10pt" officeooo:paragraph-rsid="00263dfe" style:font-size-asian="10pt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16" style:family="paragraph" style:parent-style-name="Table_20_Contents">
      <style:text-properties fo:color="#336633" loext:opacity="100%" style:font-name="Calibri" fo:font-size="18pt" fo:language="es" fo:country="ES" fo:font-weight="bold" officeooo:rsid="00263dfe" officeooo:paragraph-rsid="00263dfe" style:font-weight-asian="bold" style:font-weight-complex="bold"/>
    </style:style>
    <style:style style:name="P17" style:family="paragraph" style:parent-style-name="Table_20_Contents">
      <style:paragraph-properties fo:text-align="end" style:justify-single-word="false"/>
      <style:text-properties fo:color="#000000" loext:opacity="100%" style:font-name="Calibri" fo:font-size="18pt" fo:language="es" fo:country="ES" fo:font-weight="bold" officeooo:rsid="00263dfe" officeooo:paragraph-rsid="00263dfe" style:font-size-asian="14pt" style:font-weight-asian="bold" style:font-size-complex="14pt" style:font-weight-complex="bold"/>
    </style:style>
    <style:style style:name="T1" style:family="text">
      <style:text-properties officeooo:rsid="00251bee"/>
    </style:style>
    <style:style style:name="T2" style:family="text">
      <style:text-properties officeooo:rsid="0022f076"/>
    </style:style>
    <style:style style:name="T3" style:family="text">
      <style:text-properties officeooo:rsid="00263dfe"/>
    </style:style>
    <style:style style:name="T4" style:family="text">
      <style:text-properties fo:color="#000000" loext:opacity="100%" style:font-name="Calibri" fo:font-size="10pt" fo:language="es" fo:country="ES" style:text-underline-style="none" fo:font-weight="normal" officeooo:rsid="00263dfe" fo:background-color="transparent" loext:char-shading-value="0" style:font-size-asian="10pt" style:font-weight-asian="normal" style:font-size-complex="10pt" style:font-weight-complex="normal"/>
    </style:style>
    <style:style style:name="T5" style:family="text">
      <style:text-properties fo:color="#000000" loext:opacity="100%" style:font-name="Calibri" fo:font-size="10pt" fo:language="es" fo:country="ES" style:text-underline-style="none" fo:font-weight="normal" fo:background-color="transparent" loext:char-shading-value="0" style:font-size-asian="10pt" style:font-weight-asian="normal" style:font-size-complex="10pt" style:font-weight-complex="normal"/>
    </style:style>
    <style:style style:name="T6" style:family="text">
      <style:text-properties fo:color="#000000" loext:opacity="100%" style:font-name="Calibri" fo:font-size="10pt" fo:language="es" fo:country="ES" style:text-underline-style="none" fo:font-weight="normal" officeooo:rsid="00263dfe" fo:background-color="transparent" loext:char-shading-value="0" style:font-size-asian="10pt" style:font-weight-asian="normal" style:font-size-complex="10pt" style:font-weight-complex="normal"/>
    </style:style>
    <style:style style:name="T7" style:family="text">
      <style:text-properties fo:color="#000000" loext:opacity="100%" style:font-name="Consolas1" fo:font-size="10pt" fo:background-color="#ffffff" loext:char-shading-value="0" style:font-size-asian="10pt" style:font-size-complex="10pt"/>
    </style:style>
    <style:style style:name="T8" style:family="text">
      <style:text-properties fo:color="#000000" loext:opacity="100%" style:font-name="Consolas1" fo:font-size="10pt" officeooo:rsid="00263dfe" fo:background-color="#ffffff" loext:char-shading-value="0" style:font-size-asian="10pt" style:font-size-complex="10pt"/>
    </style:style>
    <style:style style:name="T9" style:family="text">
      <style:text-properties fo:color="#000000" loext:opacity="100%" style:font-name="Consolas" fo:font-size="10pt" fo:background-color="#ffffff" loext:char-shading-value="0" style:font-size-asian="10pt"/>
    </style:style>
    <style:style style:name="T10" style:family="text">
      <style:text-properties fo:color="#000000" loext:opacity="100%" style:font-name="Consolas" fo:font-size="10pt" officeooo:rsid="00263dfe" fo:background-color="#ffffff" loext:char-shading-value="0" style:font-size-asian="10pt"/>
    </style:style>
    <style:style style:name="T11" style:family="text">
      <style:text-properties fo:color="#000000" loext:opacity="100%" style:font-name="Consolas" fo:font-size="10pt" fo:background-color="#fffae3" loext:char-shading-value="0" style:font-size-asian="10pt"/>
    </style:style>
    <style:style style:name="T12" style:family="text">
      <style:text-properties style:font-name="Calibri" fo:font-size="10pt" style:font-size-asian="10pt" style:font-size-complex="10pt"/>
    </style:style>
    <style:style style:name="T13" style:family="text">
      <style:text-properties style:font-name="Calibri" fo:font-size="10pt" officeooo:rsid="00263dfe" style:font-size-asian="10pt" style:font-size-complex="10pt"/>
    </style:style>
    <style:style style:name="T14" style:family="text">
      <style:text-properties fo:color="#800000" loext:opacity="100%" style:font-name="Consolas" fo:font-size="10pt" fo:font-weight="bold" fo:background-color="#ffffff" loext:char-shading-value="0" style:font-size-asian="10pt" style:font-weight-asian="bold"/>
    </style:style>
    <style:style style:name="T15" style:family="text">
      <style:text-properties fo:color="#800000" loext:opacity="100%" style:font-name="Consolas" fo:font-size="10pt" fo:font-weight="bold" fo:background-color="#fffae3" loext:char-shading-value="0" style:font-size-asian="10pt" style:font-weight-asian="bold"/>
    </style:style>
    <style:style style:name="T16" style:family="text">
      <style:text-properties fo:color="#800000" loext:opacity="100%" style:font-name="Calibri" fo:font-size="10pt" fo:font-weight="bold" fo:background-color="#fffae3" loext:char-shading-value="0" style:font-size-asian="10pt" style:font-weight-asian="bold" style:font-size-complex="10pt"/>
    </style:style>
    <style:style style:name="T17" style:family="text">
      <style:text-properties fo:color="#808000" loext:opacity="100%" style:font-name="Consolas" fo:font-size="10pt" fo:background-color="#fffae3" loext:char-shading-value="0" style:font-size-asian="10pt"/>
    </style:style>
    <style:style style:name="T18" style:family="text">
      <style:text-properties fo:color="#808000" loext:opacity="100%" style:font-name="Consolas" fo:font-size="10pt" officeooo:rsid="00263dfe" fo:background-color="#fffae3" loext:char-shading-value="0" style:font-size-asian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SES DE DATOS" text:name="Modulo"/>
        <text:user-field-decl office:value-type="string" office:string-value="ACTIVIDAD EVALUABLE" text:name="Tema"/>
      </text:user-field-decls>
      <text:p text:style-name="P10">PARTE 1:</text:p>
      <text:p text:style-name="P10"/>
      <text:p text:style-name="P10">1/</text:p>
      <text:p text:style-name="P10"/>
      <text:p text:style-name="P10">USE campanariosDB;<text:line-break/><text:line-break/>SELECT dni, CONCAT(nombre, ' ' , apellidos) AS "nombre completo", fecha_nac FROM Campanero<text:line-break/>WHERE fecha_nac &gt; "1960-01-01"<text:line-break/>AND apellidos NOT LIKE "P%"<text:line-break/>AND apellidos NOT LIKE "B%"<text:line-break/>ORDER BY fecha_nac, nombre, apellidos</text:p>
      <text:p text:style-name="P10"/>
      <text:p text:style-name="P10">2/</text:p>
      <text:p text:style-name="P10"/>
      <text:p text:style-name="P10">3/</text:p>
      <text:p text:style-name="P10"/>
      <text:p text:style-name="P10">USE camapanarioDB</text:p>
      <text:p text:style-name="P10"/>
      <text:p text:style-name="P10">SELECT DISTINCT CONCAT(a.nombre, ' ', a.apellidos) AS "nombre completo" , MAX(c.fecha_ult) FROM Campanero a, Campana b, repiques c<text:line-break/>WHERE a.dni = b.dni<text:line-break/>AND b.numero = c.numero<text:line-break/>GROUP BY a.nombre, a.apellidos</text:p>
      <text:p text:style-name="P10"/>
      <text:p text:style-name="P10">4/</text:p>
      <text:p text:style-name="P10"/>
      <text:p text:style-name="P10">use campanariosdb;<text:line-break/><text:line-break/>drop view if exists Campanas_tocadas;<text:line-break/><text:line-break/>CREATE VIEW Campanas_tocadas <text:line-break/>AS SELECT a.dni, a.fecha_nac, a.sustituto, b.numero, b.identificador, b.nombre, b.peso<text:line-break/>FROM Campanero a, Campana b<text:line-break/>WHERE a.dni = b.dni<text:line-break/>ORDER BY b.peso DESC;<text:line-break/><text:line-break/>SELECT COUNT(a.dni), a.dni FROM Campanas_tocadas a<text:line-break/>WHERE a.fecha_nac &gt; "1953-05-17"<text:line-break/>group by a.dni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PARTE 2:</text:p>
      <text:p text:style-name="P10">1/</text:p>
      <text:p text:style-name="P10">use campanariosdb;<text:line-break/><text:line-break/>DELIMITER ||<text:line-break/>CREATE PROCEDURE pFechasCampRepiques IN (<text:line-break/><text:tab/>IN inicial DATE,<text:line-break/><text:tab/>IN final DATE,<text:line-break/> <text:s text:c="3"/>OUT resultados INT)<text:line-break/>BEGIN<text:line-break/><text:tab/>(SELECT COUNT(r.repique) from repiques r<text:line-break/> <text:s text:c="3"/>WHERE fecha_ult between inicial<text:line-break/><text:tab/><text:tab/><text:tab/><text:tab/><text:tab/>and final )<text:tab/>INTO resultados <text:line-break/>END$$<text:line-break/>DELIMITER ;<text:line-break/><text:line-break/>CALL pFechasCampRepiques("1950-05-17","2002-07-08",@resultados);<text:line-break/>SELECT @resultados AS 'Numero de resultados';</text:p>
      <text:p text:style-name="P10"/>
      <text:p text:style-name="P10">2/</text:p>
      <text:p text:style-name="P10"/>
      <text:p text:style-name="P10">PARTE 3:</text:p>
      <text:p text:style-name="P10"/>
      <text:p text:style-name="P10">1/</text:p>
      <text:p text:style-name="P13">CREATE USER Administrador@<text:span text:style-name="T3">localhost</text:span> <text:s/>IDENTIFIED BY campana;</text:p>
      <text:p text:style-name="P11"><text:span text:style-name="T4">CREATE USER Administrador@</text:span>177.0.91.53 <text:span text:style-name="T4"><text:s/>IDENTIFIED BY campana;</text:span></text:p>
      <text:p text:style-name="P11"><text:span text:style-name="T4">GRANT ALL PRIVILEGES ON campanariosdb.* TO </text:span><text:a xlink:type="simple" xlink:href="mailto:Administrador@localhost" text:style-name="Internet_20_link" text:visited-style-name="Visited_20_Internet_20_Link">Administrador@localhost</text:a><text:span text:style-name="T4">;</text:span></text:p>
      <text:p text:style-name="P11"><text:span text:style-name="T4">GRANT SELECT, DROP </text:span><text:span text:style-name="T4">PRIVILEGES</text:span><text:span text:style-name="T4"> ON campanariosdb.Campanero TO </text:span><text:a xlink:type="simple" xlink:href="mailto:Administrador@localhost" text:style-name="Internet_20_link" text:visited-style-name="Visited_20_Internet_20_Link">Administrador@localhost</text:a><text:span text:style-name="T4">;</text:span></text:p>
      <text:p text:style-name="P11"><text:span text:style-name="T4">FLUSH PRIVILEGES;</text:span></text:p>
      <text:p text:style-name="P11"><text:span text:style-name="T4"/></text:p>
      <text:p text:style-name="P12"><text:span text:style-name="T5">2/</text:span></text:p>
      <text:p text:style-name="P11"><text:span text:style-name="T12">CREATE USER </text:span><text:span text:style-name="T13">personal</text:span><text:span text:style-name="T12">@% <text:s/>IDENTIFIED BY campana;</text:span></text:p>
      <text:p text:style-name="P11"><text:span text:style-name="T12">REVOKE ALL PRIVILEGES ON </text:span><text:span text:style-name="T13">personal</text:span><text:span text:style-name="T12">@% ;</text:span></text:p>
      <text:p text:style-name="P11"><text:span text:style-name="T12">GRANT </text:span><text:span text:style-name="T13">SELECT</text:span><text:span text:style-name="T12"> PRIVILEGES <text:s/>ON *.* WITH GRANT OPTION;</text:span></text:p>
      <text:p text:style-name="P11"><text:span text:style-name="T4">FLUSH PRIVILEGES;</text:span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2"><text:soft-page-break/><text:span text:style-name="T5">PARTE 4</text:span></text:p>
      <text:p text:style-name="P12"><text:span text:style-name="T5">1/</text:span></text:p>
      <text:p text:style-name="P14"><text:span text:style-name="T7">use </text:span><text:span text:style-name="T8">campanariosdb</text:span><text:span text:style-name="T14">;</text:span></text:p>
      <text:p text:style-name="P15"/>
      <text:p text:style-name="P14"><text:span text:style-name="T9">db.</text:span><text:span text:style-name="T10">campanariosdb</text:span><text:span text:style-name="T9">.drop</text:span><text:span text:style-name="T14">();</text:span></text:p>
      <text:p text:style-name="P15"/>
      <text:p text:style-name="P14"><text:span text:style-name="T9">use </text:span><text:span text:style-name="T10">campanarios</text:span><text:span text:style-name="T14">;</text:span></text:p>
      <text:p text:style-name="P15"/>
      <text:p text:style-name="P11"><text:span text:style-name="T11">db.createCollection</text:span><text:span text:style-name="T15">(</text:span><text:span text:style-name="T17">"</text:span><text:span text:style-name="T18">Campanero</text:span><text:span text:style-name="T17">"</text:span><text:span text:style-name="T15">);</text:span></text:p>
      <text:p text:style-name="P11"><text:span text:style-name="T16"/></text:p>
      <text:p text:style-name="P12"><text:span text:style-name="T16">var campanero01 = {</text:span></text:p>
      <text:p text:style-name="P12"><text:span text:style-name="T16"><text:tab/>Dni: “11111111A”,</text:span></text:p>
      <text:p text:style-name="P12"><text:span text:style-name="T16"><text:tab/>Nombre: ”Manolo”,</text:span></text:p>
      <text:p text:style-name="P12"><text:span text:style-name="T16"><text:tab/>Apellidos: ”El del bombo”,</text:span></text:p>
      <text:p text:style-name="P12"><text:span text:style-name="T16"><text:tab/>Fecha_nac: 1962-12-03,</text:span></text:p>
      <text:p text:style-name="P12"><text:span text:style-name="T16"><text:tab/>Repiques: [</text:span></text:p>
      <text:p text:style-name="P12"><text:span text:style-name="T16"><text:tab/><text:tab/>{</text:span></text:p>
      <text:p text:style-name="P12"><text:span text:style-name="T16"><text:tab/><text:tab/><text:tab/>Campana: “MICALET”,</text:span></text:p>
      <text:p text:style-name="P12"><text:span text:style-name="T16"><text:tab/><text:tab/><text:tab/>Fecha_ult: 2023-05-14</text:span></text:p>
      <text:p text:style-name="P12"><text:span text:style-name="T16"><text:tab/><text:tab/>},</text:span></text:p>
      <text:p text:style-name="P12"><text:span text:style-name="T16"><text:tab/><text:tab/>{</text:span></text:p>
      <text:p text:style-name="P12"><text:span text:style-name="T16"><text:tab/><text:tab/><text:tab/>Campana: “CATERINA”,</text:span></text:p>
      <text:p text:style-name="P12"><text:span text:style-name="T16"><text:tab/><text:tab/><text:tab/>Fecha_ult: 2023-03-19</text:span></text:p>
      <text:p text:style-name="P12"><text:span text:style-name="T16"><text:tab/><text:tab/>}]</text:span></text:p>
      <text:p text:style-name="P12"><text:span text:style-name="T16">}</text:span></text:p>
      <text:p text:style-name="P12"><text:span text:style-name="T16"/></text:p>
      <text:p text:style-name="P12"><text:span text:style-name="T16">var campanero02 = {</text:span></text:p>
      <text:p text:style-name="P12"><text:span text:style-name="T16"><text:tab/>Dni: ”22222222B”,</text:span></text:p>
      <text:p text:style-name="P12"><text:span text:style-name="T16"><text:tab/>Nombre: “Paco”,</text:span></text:p>
      <text:p text:style-name="P12"><text:span text:style-name="T16"><text:tab/>Apellidos: “Besteiro”,</text:span></text:p>
      <text:p text:style-name="P12"><text:span text:style-name="T16"><text:tab/>Fecha_nac: 1971-07-17,</text:span></text:p>
      <text:p text:style-name="P12"><text:span text:style-name="T16"><text:tab/>Repiques: [</text:span></text:p>
      <text:p text:style-name="P12"><text:span text:style-name="T16"><text:tab/><text:tab/>{</text:span></text:p>
      <text:p text:style-name="P12"><text:span text:style-name="T16"><text:tab/><text:tab/><text:tab/>Campana: “XACOBEO”</text:span></text:p>
      <text:p text:style-name="P12"><text:span text:style-name="T16"><text:tab/><text:tab/>},</text:span></text:p>
      <text:p text:style-name="P12"><text:span text:style-name="T16"><text:tab/><text:tab/>{</text:span></text:p>
      <text:p text:style-name="P12"><text:span text:style-name="T16"><text:tab/><text:tab/><text:tab/>Campana: “OBRADOIRO”</text:span></text:p>
      <text:p text:style-name="P12"><text:span text:style-name="T16"><text:tab/><text:tab/>}]</text:span></text:p>
      <text:p text:style-name="P12"><text:span text:style-name="T16">}</text:span></text:p>
      <text:p text:style-name="P12"><text:span text:style-name="T16"/></text:p>
      <text:p text:style-name="P12"/>
      <text:p text:style-name="P12"><text:span text:style-name="T16">db.campanariosdb.insertMany([campanero01, campanero02])</text:span></text:p>
      <text:p text:style-name="P12"><text:span text:style-name="T16">db.campanariosdb.find().sort({ Nombre: 1, Apellidos: 1 })<text:tab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onsolas" svg:font-family="Consolas" style:font-family-generic="roman" style:font-pitch="variable"/>
    <style:font-face style:name="Consolas1" svg:font-family="Consola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  <number:date-style style:name="N10104" number:language="es" number:country="ES">
      <number:year/>
      <number:month number:style="long"/>
      <number:day number:style="long"/>
    </number:date-style>
    <number:time-style style:name="N10105" number:language="es" number:country="ES">
      <number:hours number:style="long"/>
      <number:minutes number:style="long"/>
    </number:time-style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8.6cm" fo:margin-left="0.064cm" table:align="left" fo:background-color="transparent">
        <style:background-image/>
      </style:table-properties>
    </style:style>
    <style:style style:name="Tabla2.A" style:family="table-column">
      <style:table-column-properties style:column-width="5.212cm"/>
    </style:style>
    <style:style style:name="Tabla2.B" style:family="table-column">
      <style:table-column-properties style:column-width="6.38cm"/>
    </style:style>
    <style:style style:name="Tabla2.C" style:family="table-column">
      <style:table-column-properties style:column-width="7.008cm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padding="0.101cm" fo:border-left="0.05pt solid #000000" fo:border-right="none" fo:border-top="0.05pt solid #000000" fo:border-bottom="0.05pt solid #000000" style:writing-mode="page"/>
    </style:style>
    <style:style style:name="Tabla2.C1" style:family="table-cell">
      <style:table-cell-properties fo:padding="0.101cm" fo:border="0.05pt solid #000000" style:writing-mode="page"/>
    </style:style>
    <style:style style:name="Tabla2.A2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a2.C2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a1" style:family="table">
      <style:table-properties style:width="18.6cm" fo:margin-left="0.064cm" table:align="left" fo:background-color="transparent">
        <style:background-image/>
      </style:table-properties>
    </style:style>
    <style:style style:name="Tabla1.A" style:family="table-column">
      <style:table-column-properties style:column-width="9.208cm"/>
    </style:style>
    <style:style style:name="Tabla1.B" style:family="table-column">
      <style:table-column-properties style:column-width="4.18cm"/>
    </style:style>
    <style:style style:name="Tabla1.C" style:family="table-column">
      <style:table-column-properties style:column-width="5.212cm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padding="0.101cm" fo:border-left="0.05pt solid #000000" fo:border-right="none" fo:border-top="0.05pt solid #000000" fo:border-bottom="0.05pt solid #000000" style:writing-mode="page"/>
    </style:style>
    <style:style style:name="Tabla1.C1" style:family="table-cell">
      <style:table-cell-properties fo:padding="0.101cm" fo:border="0.05pt solid #000000" style:writing-mode="page"/>
    </style:style>
    <style:style style:name="Tabla1.A2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a1.C2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MP1" style:family="paragraph" style:parent-style-name="Table_20_Contents">
      <style:text-properties fo:color="#336633" loext:opacity="100%" style:font-name="Calibri" fo:font-size="14pt" fo:language="es" fo:country="ES" fo:font-weight="bold" officeooo:rsid="0022f076" officeooo:paragraph-rsid="0022f076" style:font-size-asian="14pt" style:font-weight-asian="bold" style:font-size-complex="14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336633" loext:opacity="100%" style:font-name="Calibri" fo:font-size="14pt" fo:language="es" fo:country="ES" fo:font-weight="bold" officeooo:rsid="00251bee" officeooo:paragraph-rsid="00251bee" style:font-size-asian="14pt" style:font-weight-asian="bold" style:font-size-complex="14pt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color="#336633" loext:opacity="100%" style:font-name="Calibri" fo:font-size="14pt" fo:language="es" fo:country="ES" fo:font-weight="bold" officeooo:rsid="0022f076" officeooo:paragraph-rsid="0022f076" style:font-size-asian="14pt" style:font-weight-asian="bold" style:font-size-complex="14pt" style:font-weight-complex="bold"/>
    </style:style>
    <style:style style:name="MP4" style:family="paragraph" style:parent-style-name="Table_20_Contents">
      <style:paragraph-properties fo:text-align="center" style:justify-single-word="false"/>
      <style:text-properties fo:color="#000000" loext:opacity="100%" style:font-name="Calibri" fo:font-size="18pt" fo:language="es" fo:country="ES" fo:font-weight="bold" officeooo:rsid="00251bee" officeooo:paragraph-rsid="00251bee" style:font-size-asian="14pt" style:font-weight-asian="bold" style:font-size-complex="14pt" style:font-weight-complex="bold"/>
    </style:style>
    <style:style style:name="MP5" style:family="paragraph" style:parent-style-name="Table_20_Contents">
      <style:paragraph-properties fo:text-align="end" style:justify-single-word="false"/>
      <style:text-properties fo:color="#000000" loext:opacity="100%" style:font-name="Calibri" fo:font-size="18pt" fo:language="es" fo:country="ES" fo:font-weight="bold" officeooo:rsid="00263dfe" officeooo:paragraph-rsid="00263dfe" style:font-size-asian="14pt" style:font-weight-asian="bold" style:font-size-complex="14pt" style:font-weight-complex="bold"/>
    </style:style>
    <style:style style:name="MP6" style:family="paragraph" style:parent-style-name="Standard">
      <style:paragraph-properties fo:text-align="start" style:justify-single-word="false"/>
      <style:text-properties fo:color="#999999" loext:opacity="100%" style:font-name="Calibri" fo:font-size="10pt" fo:language="es" fo:country="ES" fo:font-style="italic" fo:font-weight="bold" officeooo:rsid="001e2e5f" officeooo:paragraph-rsid="001ce776" style:font-style-asian="italic" style:font-weight-asian="bold" style:font-style-complex="italic" style:font-weight-complex="bold"/>
    </style:style>
    <style:style style:name="MP7" style:family="paragraph" style:parent-style-name="Table_20_Contents">
      <style:text-properties fo:color="#336633" loext:opacity="100%" style:font-name="Calibri" fo:font-size="14pt" fo:language="es" fo:country="ES" fo:font-weight="bold" officeooo:rsid="001ce776" officeooo:paragraph-rsid="0022f076" style:font-weight-asian="bold" style:font-weight-complex="bold"/>
    </style:style>
    <style:style style:name="MP8" style:family="paragraph" style:parent-style-name="Table_20_Contents">
      <style:paragraph-properties fo:text-align="center" style:justify-single-word="false"/>
      <style:text-properties fo:color="#336633" loext:opacity="100%" style:font-name="Calibri" fo:font-size="14pt" fo:language="es" fo:country="ES" fo:font-weight="bold" officeooo:rsid="001ce776" officeooo:paragraph-rsid="0022f076" style:font-weight-asian="bold" style:font-weight-complex="bold"/>
    </style:style>
    <style:style style:name="MP9" style:family="paragraph" style:parent-style-name="Table_20_Contents">
      <style:paragraph-properties fo:text-align="end" style:justify-single-word="false"/>
      <style:text-properties fo:color="#336633" loext:opacity="100%" style:font-name="Calibri" fo:font-size="14pt" fo:language="es" fo:country="ES" fo:font-weight="bold" officeooo:rsid="0022f076" officeooo:paragraph-rsid="0022f076" style:font-weight-asian="bold" style:font-weight-complex="bold"/>
    </style:style>
    <style:style style:name="MP10" style:family="paragraph" style:parent-style-name="Table_20_Contents">
      <style:text-properties fo:color="#336633" loext:opacity="100%" style:font-name="Calibri" fo:font-size="18pt" fo:language="es" fo:country="ES" fo:font-weight="bold" officeooo:rsid="00263dfe" officeooo:paragraph-rsid="00263dfe" style:font-weight-asian="bold" style:font-weight-complex="bold"/>
    </style:style>
    <style:style style:name="MP11" style:family="paragraph" style:parent-style-name="Standard">
      <style:text-properties officeooo:paragraph-rsid="0022f076"/>
    </style:style>
    <style:style style:name="MT1" style:family="text">
      <style:text-properties officeooo:rsid="00251bee"/>
    </style:style>
    <style:style style:name="MT2" style:family="text">
      <style:text-properties officeooo:rsid="0022f076"/>
    </style:style>
    <style:page-layout style:name="Mpm1">
      <style:page-layout-properties fo:page-width="21.001cm" fo:page-height="29.7cm" style:num-format="1" style:print-orientation="portrait" fo:margin-top="0.499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>MÓDULO / MÒDUL</text:p>
            </table:table-cell>
            <table:table-cell table:style-name="Tabla2.A1" office:value-type="string">
              <text:p text:style-name="MP2">EJERCICIO/ EXERCICI</text:p>
            </table:table-cell>
            <table:table-cell table:style-name="Tabla2.C1" office:value-type="string">
              <text:p text:style-name="MP3"><text:span text:style-name="MT1">FECHA</text:span> / <text:span text:style-name="MT1">DATA</text:span></text:p>
            </table:table-cell>
          </table:table-row>
          <table:table-row table:style-name="Tabla2.1">
            <table:table-cell table:style-name="Tabla2.A2" office:value-type="string">
              <text:p text:style-name="MP4">BD</text:p>
            </table:table-cell>
            <table:table-cell table:style-name="Tabla2.A2" office:value-type="string">
              <text:p text:style-name="MP4">EVAL 2</text:p>
            </table:table-cell>
            <table:table-cell table:style-name="Tabla2.C2" office:value-type="string">
              <text:p text:style-name="MP5">17/05/2023</text:p>
            </table:table-cell>
          </table:table-row>
        </table:table>
        <text:p text:style-name="MP6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7">APELLIDOS, NOMBRE / COGNOMS, NOM</text:p>
            </table:table-cell>
            <table:table-cell table:style-name="Tabla1.A1" office:value-type="string">
              <text:p text:style-name="MP8">DNI <text:span text:style-name="MT2">o</text:span> NIE</text:p>
            </table:table-cell>
            <table:table-cell table:style-name="Tabla1.C1" office:value-type="string">
              <text:p text:style-name="MP9">PÁGINA / FULL</text:p>
            </table:table-cell>
          </table:table-row>
          <table:table-row table:style-name="Tabla1.1">
            <table:table-cell table:style-name="Tabla1.A2" office:value-type="string">
              <text:p text:style-name="MP10">Jose Manuel Moreno Bolivar</text:p>
            </table:table-cell>
            <table:table-cell table:style-name="Tabla1.A2" office:value-type="string">
              <text:p text:style-name="MP10">52659570N</text:p>
            </table:table-cell>
            <table:table-cell table:style-name="Tabla1.C2" office:value-type="string">
              <text:p text:style-name="MP10">3</text:p>
            </table:table-cell>
          </table:table-row>
        </table:table>
        <text:p text:style-name="MP1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2-07T17:32:38.798000000</meta:creation-date>
    <dc:date>2023-05-17T17:12:11.994000000</dc:date>
    <meta:editing-duration>PT3H1M28S</meta:editing-duration>
    <meta:editing-cycles>11</meta:editing-cycles>
    <meta:generator>LibreOffice/7.4.2.3$Windows_X86_64 LibreOffice_project/382eef1f22670f7f4118c8c2dd222ec7ad009daf</meta:generator>
    <meta:print-date>2022-01-14T20:03:05.159000000</meta:print-date>
    <meta:document-statistic meta:table-count="2" meta:image-count="0" meta:object-count="0" meta:page-count="3" meta:paragraph-count="73" meta:word-count="318" meta:character-count="2421" meta:non-whitespace-character-count="2103"/>
  </office:meta>
</office:document-meta>
</file>